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200"/>
      <style:text-properties fo:color="#ce181e"/>
    </style:style>
    <style:style style:name="ce6" style:family="table-cell" style:parent-style-name="Default" style:data-style-name="N131">
      <style:table-cell-properties style:text-align-source="fix" style:repeat-content="false"/>
      <style:paragraph-properties fo:text-align="start" fo:margin-left="29.99pt"/>
    </style:style>
    <style:style style:name="ce7" style:family="table-cell" style:parent-style-name="Default">
      <style:table-cell-properties fo:background-color="#f2f7f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B</text:p>
          </table:table-cell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  <table:table-row table:style-name="ro2">
          <table:table-cell/>
          <table:table-cell table:style-name="ce1" office:value-type="string" calcext:value-type="string">
            <text:p>Weight (grams)</text:p>
          </table:table-cell>
          <table:table-cell/>
        </table:table-row>
        <table:table-row table:style-name="ro1">
          <table:table-cell/>
          <table:table-cell table:style-name="ce2" office:value-type="float" office:value="29.2" calcext:value-type="float">
            <text:p>29.2</text:p>
          </table:table-cell>
          <table:table-cell/>
        </table:table-row>
        <table:table-row table:style-name="ro1">
          <table:table-cell/>
          <table:table-cell table:style-name="ce2"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table:style-name="ce2" office:value-type="float" office:value="28.7" calcext:value-type="float">
            <text:p>28.7</text:p>
          </table:table-cell>
          <table:table-cell/>
        </table:table-row>
        <table:table-row table:style-name="ro1">
          <table:table-cell/>
          <table:table-cell table:style-name="ce2" office:value-type="float" office:value="29.1" calcext:value-type="float">
            <text:p>29.1</text:p>
          </table:table-cell>
          <table:table-cell/>
        </table:table-row>
        <table:table-row table:style-name="ro1">
          <table:table-cell/>
          <table:table-cell table:style-name="ce2" office:value-type="float" office:value="29.5" calcext:value-type="float">
            <text:p>29.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:.B8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mple Size</text:p>
          </table:table-cell>
          <table:table-cell table:formula="of:=COUNT([.B4:.B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4:.B8])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Std Error</text:p>
          </table:table-cell>
          <table:table-cell table:formula="of:=[.B11]/SQRT([.B10])" office:value-type="float" office:value="0.178885438199983" calcext:value-type="float">
            <text:p>0.178885438199983</text:p>
          </table:table-cell>
          <table:table-cell/>
        </table:table-row>
        <table:table-row table:style-name="ro1">
          <table:table-cell office:value-type="string" calcext:value-type="string">
            <text:p>T(5)</text:p>
          </table:table-cell>
          <table:table-cell office:value-type="float" office:value="2.777" calcext:value-type="float">
            <text:p>2.777</text:p>
          </table:table-cell>
          <table:table-cell/>
        </table:table-row>
        <table:table-row table:style-name="ro1">
          <table:table-cell/>
          <table:table-cell table:formula="of:=[.B13]*[.B12]" office:value-type="float" office:value="0.496764861881353" calcext:value-type="float">
            <text:p>0.496764861881353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[.B9]-[.B14]" office:value-type="float" office:value="28.5032351381186" calcext:value-type="float">
            <text:p>28.5032351381186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[.B9]+[.B14]" office:value-type="float" office:value="29.4967648618814" calcext:value-type="float">
            <text:p>29.496764861881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28.5 to 29.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 – Anorexic girl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ean change</text:p>
          </table:table-cell>
          <table:table-cell office:value-type="float" office:value="7.29" calcext:value-type="float">
            <text:p>7.29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7.18" calcext:value-type="float">
            <text:p>7.18</text:p>
          </table:table-cell>
          <table:table-cell/>
        </table:table-row>
        <table:table-row table:style-name="ro1">
          <table:table-cell office:value-type="string" calcext:value-type="string">
            <text:p>Std err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(5)</text:p>
          </table:table-cell>
          <table:table-cell table:formula="of:=([.B23]-0)/([.B24]/SQRT([.B22]))" office:value-type="float" office:value="4.18627298199899" calcext:value-type="float">
            <text:p>4.1862729819989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D</text:p>
          </table:table-cell>
          <table:table-cell office:value-type="float" office:value="4.19" calcext:value-type="float">
            <text:p>4.1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 – anorexic girls pt 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ean chang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7.32" calcext:value-type="float">
            <text:p>7.3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formula="of:=([.B34]-0)/([.B35]/SQRT([.B33]))" office:value-type="float" office:value="2.20703475702234" calcext:value-type="float">
            <text:p>2.2070347570223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9822" calcext:value-type="float">
            <text:p>0.9822</text:p>
          </table:table-cell>
          <table:table-cell table:style-name="ce3" table:formula="of:=[.B38]" office:value-type="percentage" office:value="0.9822" calcext:value-type="percentage">
            <text:p>98.22%</text:p>
          </table:table-cell>
        </table:table-row>
        <table:table-row table:style-name="ro1">
          <table:table-cell/>
          <table:table-cell table:formula="of:=1-[.B38]" office:value-type="float" office:value="0.0177999999999999" calcext:value-type="float">
            <text:p>0.0178</text:p>
          </table:table-cell>
          <table:table-cell table:style-name="ce3" table:formula="of:=[.B39]" office:value-type="percentage" office:value="0.0177999999999999" calcext:value-type="percentage">
            <text:p>1.78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 – Hours wor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Valu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1.8" calcext:value-type="float">
            <text:p>41.8</text:p>
          </table:table-cell>
          <table:table-cell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14.6" calcext:value-type="float">
            <text:p>14.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formula="of:=([.B46]-[.B44])/([.B47]/SQRT([.B45]))" office:value-type="float" office:value="5.12645495826372" calcext:value-type="float">
            <text:p>5.1264549582637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C – reject null hyp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nal Ex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:.B12])" office:value-type="float" office:value="40.2222222222222" calcext:value-type="float">
            <text:p>40.2222222222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:.B12]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=</text:p>
          </table:table-cell>
          <table:table-cell table:formula="of:=([.B20]-[.B18])/[.B19]" office:value-type="float" office:value="4.33333333333333" calcext:value-type="float">
            <text:p>4.33333333333333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ge min</text:p>
          </table:table-cell>
          <table:table-cell table:formula="of:=MIN([.B26:.B36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ge max</text:p>
          </table:table-cell>
          <table:table-cell table:formula="of:=MAX([.B26:.B36])"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ge</text:p>
          </table:table-cell>
          <table:table-cell table:formula="of:=[.B38]-[.B37]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26:.B36])" office:value-type="float" office:value="31.9658909123175" calcext:value-type="float">
            <text:p>31.9658909123175</text:p>
          </table:table-cell>
          <table:table-cell office:value-type="string" calcext:value-type="string">
            <text:p>6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sort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B43:.B52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imum</text:p>
          </table:table-cell>
          <table:table-cell table:formula="of:=MIN([.B43:.B52])" office:value-type="float" office:value="35" calcext:value-type="float">
            <text:p>3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1<text:span text:style-name="T1">st</text:span> quartile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2<text:span text:style-name="T1">nd</text:span> quartile</text:p>
          </table:table-cell>
          <table:table-cell office:value-type="float" office:value="54.5" calcext:value-type="float">
            <text:p>54.5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3<text:span text:style-name="T1">rd</text:span> quartile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QR = </text:p>
          </table:table-cell>
          <table:table-cell table:formula="of:=[.B58]-[.B56]" office:value-type="float" office:value="18" calcext:value-type="float">
            <text:p>18</text:p>
          </table:table-cell>
          <table:table-cell office:value-type="string" calcext:value-type="string">
            <text:p>9C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 Gallup pol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Phenomenon</text:p>
          </table:table-cell>
          <table:table-cell table:style-name="ce1" office:value-type="string" calcext:value-type="string">
            <text:p>Percentage Who Believe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sychic healing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ESP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Ghosts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strology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hanneling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 – Side by side box plot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– bar chart</text:p>
          </table:table-cell>
          <table:table-cell table:number-columns-repeated="2"/>
          <table:table-cell office:value-type="string" calcext:value-type="string">
            <text:p>categorical data with lengths that represent valu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 – Pie chart</text:p>
          </table:table-cell>
          <table:table-cell table:number-columns-repeated="2"/>
          <table:table-cell office:value-type="string" calcext:value-type="string">
            <text:p>NO, since it’s no 100% based and categories could overl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 – Relative Frequency histogram</text:p>
          </table:table-cell>
          <table:table-cell table:number-columns-repeated="2"/>
          <table:table-cell office:value-type="string" calcext:value-type="string">
            <text:p>No, since they show percentages of a whol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1 – gun permi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Require Gun Permits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Other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avor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Oppose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formula="of:=SUM([.C78:.C79])" office:value-type="float" office:value="970" calcext:value-type="float">
            <text:p>970</text:p>
          </table:table-cell>
          <table:table-cell table:formula="of:=SUM([.D78:.D79])" office:value-type="float" office:value="186" calcext:value-type="float">
            <text:p>186</text:p>
          </table:table-cell>
          <table:table-cell table:formula="of:=SUM([.E78:.E79])" office:value-type="float" office:value="115" calcext:value-type="float">
            <text:p>115</text:p>
          </table:table-cell>
          <table:table-cell table:formula="of:=SUM([.C80:.E80])"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80]/[.F80]" office:value-type="percentage" office:value="0.763178599527931" calcext:value-type="percentage">
            <text:p>76.32%</text:p>
          </table:table-cell>
          <table:table-cell table:style-name="ce3" table:formula="of:=[.D80]/[.F80]" office:value-type="percentage" office:value="0.146341463414634" calcext:value-type="percentage">
            <text:p>14.63%</text:p>
          </table:table-cell>
          <table:table-cell table:style-name="ce3" table:formula="of:=[.E80]/[.F80]" office:value-type="percentage" office:value="0.0904799370574351" calcext:value-type="percentage">
            <text:p>9.05%</text:p>
          </table:table-cell>
          <table:table-cell table:number-columns-repeated="2"/>
          <table:table-cell office:value-type="string" calcext:value-type="string">
            <text:p>11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2 – gun permi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4">
          <table:table-cell/>
          <table:table-cell table:style-name="ce1" office:value-type="string" calcext:value-type="string">
            <text:p>Require Gun Permits</text:p>
          </table:table-cell>
          <table:table-cell table:style-name="ce1" office:value-type="string" calcext:value-type="string">
            <text:p>White</text:p>
          </table:table-cell>
          <table:table-cell/>
          <table:table-cell table:style-name="ce1" office:value-type="string" calcext:value-type="string">
            <text:p>Black</text:p>
          </table:table-cell>
          <table:table-cell/>
          <table:table-cell table:style-name="ce1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avor</text:p>
          </table:table-cell>
          <table:table-cell table:style-name="ce7" office:value-type="float" office:value="692" calcext:value-type="float">
            <text:p>692</text:p>
          </table:table-cell>
          <table:table-cell table:formula="of:=[.C86]/[.C88]" office:value-type="float" office:value="0.71340206185567" calcext:value-type="float">
            <text:p>0.71340206185567</text:p>
          </table:table-cell>
          <table:table-cell table:style-name="ce7" office:value-type="float" office:value="155" calcext:value-type="float">
            <text:p>155</text:p>
          </table:table-cell>
          <table:table-cell table:formula="of:=[.E86]/[.E88]" office:value-type="float" office:value="0.833333333333333" calcext:value-type="float">
            <text:p>0.833333333333333</text:p>
          </table:table-cell>
          <table:table-cell table:style-name="ce7" office:value-type="float" office:value="98" calcext:value-type="float">
            <text:p>98</text:p>
          </table:table-cell>
          <table:table-cell table:formula="of:=[.G86]/[.G88]" office:value-type="float" office:value="0.852173913043478" calcext:value-type="float">
            <text:p>0.85217391304347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Oppose</text:p>
          </table:table-cell>
          <table:table-cell table:style-name="ce7" office:value-type="float" office:value="278" calcext:value-type="float">
            <text:p>278</text:p>
          </table:table-cell>
          <table:table-cell table:formula="of:=[.C87]/[.C88]" office:value-type="float" office:value="0.28659793814433" calcext:value-type="float">
            <text:p>0.28659793814433</text:p>
          </table:table-cell>
          <table:table-cell table:style-name="ce7" office:value-type="float" office:value="31" calcext:value-type="float">
            <text:p>31</text:p>
          </table:table-cell>
          <table:table-cell table:formula="of:=[.E87]/[.E88]" office:value-type="float" office:value="0.166666666666667" calcext:value-type="float">
            <text:p>0.166666666666667</text:p>
          </table:table-cell>
          <table:table-cell table:style-name="ce7" office:value-type="float" office:value="17" calcext:value-type="float">
            <text:p>17</text:p>
          </table:table-cell>
          <table:table-cell table:formula="of:=[.G87]/[.G88]" office:value-type="float" office:value="0.147826086956522" calcext:value-type="float">
            <text:p>0.1478260869565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86:.C87])" office:value-type="float" office:value="970" calcext:value-type="float">
            <text:p>970</text:p>
          </table:table-cell>
          <table:table-cell/>
          <table:table-cell table:formula="of:=SUM([.E86:.E87])" office:value-type="float" office:value="186" calcext:value-type="float">
            <text:p>186</text:p>
          </table:table-cell>
          <table:table-cell/>
          <table:table-cell table:formula="of:=SUM([.G86:.G87])"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12B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7 – infant mortal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teracy rate</text:p>
          </table:table-cell>
          <table:table-cell office:value-type="float" office:value="0.78" calcext:value-type="float">
            <text:p>0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ant mortality</text:p>
          </table:table-cell>
          <table:table-cell table:formula="of:=43.4-(0.39*[.B91])" office:value-type="float" office:value="43.0958" calcext:value-type="float">
            <text:p>43.0958</text:p>
          </table:table-cell>
          <table:table-cell/>
          <table:table-cell office:value-type="string" calcext:value-type="string">
            <text:p>17C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orrelation coefficient </text:p>
          </table:table-cell>
          <table:table-cell/>
          <table:table-cell office:value-type="float" office:value="-0.84" calcext:value-type="float">
            <text:p>-0.8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2 </text:p>
          </table:table-cell>
          <table:table-cell/>
          <table:table-cell table:formula="of:=[.C95]*[.C95]" office:value-type="float" office:value="0.7056" calcext:value-type="float">
            <text:p>0.7056</text:p>
          </table:table-cell>
          <table:table-cell table:style-name="ce3" table:formula="of:=[.C96]" office:value-type="percentage" office:value="0.7056" calcext:value-type="percentage">
            <text:p>70.56%</text:p>
          </table:table-cell>
          <table:table-cell office:value-type="string" calcext:value-type="string">
            <text:p>18C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9 – Shuttle miss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lur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ions</text:p>
          </table:table-cell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ure rate</text:p>
          </table:table-cell>
          <table:table-cell table:formula="of:=[.B99]/[.B100]" office:value-type="float" office:value="0.0148148148148148" calcext:value-type="float">
            <text:p>0.014814814814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cess</text:p>
          </table:table-cell>
          <table:table-cell table:formula="of:=1-[.B101]" office:value-type="float" office:value="0.985185185185185" calcext:value-type="float">
            <text:p>0.985185185185185</text:p>
          </table:table-cell>
          <table:table-cell/>
          <table:table-cell office:value-type="string" calcext:value-type="string">
            <text:p>19B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20 – Drunk Driving Tes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reath test</text:p>
          </table:table-cell>
          <table:table-cell office:value-type="float" office:value="0.82" calcext:value-type="float">
            <text:p>0.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od test</text:p>
          </table:table-cell>
          <table:table-cell office:value-type="float" office:value="0.34" calcext:value-type="float">
            <text:p>0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h tests</text:p>
          </table:table-cell>
          <table:table-cell office:value-type="float" office:value="0.24" calcext:value-type="float">
            <text:p>0.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 peo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eath test</text:p>
          </table:table-cell>
          <table:table-cell office:value-type="float" office:value="82" calcext:value-type="float">
            <text:p>82</text:p>
          </table:table-cell>
          <table:table-cell table:formula="of:=[.B111]-[.B113]" office:value-type="float" office:value="58" calcext:value-type="float">
            <text:p>58</text:p>
          </table:table-cell>
          <table:table-cell office:value-type="string" calcext:value-type="string">
            <text:p>on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d test</text:p>
          </table:table-cell>
          <table:table-cell office:value-type="float" office:value="34" calcext:value-type="float">
            <text:p>34</text:p>
          </table:table-cell>
          <table:table-cell table:style-name="ce8" table:formula="of:=[.B112]-[.B113]" office:value-type="float" office:value="10" calcext:value-type="float">
            <text:p>10</text:p>
          </table:table-cell>
          <table:table-cell office:value-type="string" calcext:value-type="string">
            <text:p>on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h tests</text:p>
          </table:table-cell>
          <table:table-cell office:value-type="float" office:value="24" calcext:value-type="float">
            <text:p>24</text:p>
          </table:table-cell>
          <table:table-cell table:formula="of:=[.B113]" office:value-type="float" office:value="24" calcext:value-type="float">
            <text:p>24</text:p>
          </table:table-cell>
          <table:table-cell office:value-type="string" calcext:value-type="string">
            <text:p>bot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C111:.C113])"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100-[.C114]" office:value-type="float" office:value="8" calcext:value-type="float">
            <text:p>8</text:p>
          </table:table-cell>
          <table:table-cell/>
          <table:table-cell office:value-type="string" calcext:value-type="string">
            <text:p>20D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ampo</text:p>
          </table:table-cell>
          <table:table-cell office:value-type="float" office:value="0.81" calcext:value-type="float">
            <text:p>0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m</text:p>
          </table:table-cell>
          <table:table-cell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h bact</text:p>
          </table:table-cell>
          <table:table-cell office:value-type="float" office:value="0.13" calcext:value-type="float">
            <text:p>0.1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[.B119]*[.B119]" office:value-type="float" office:value="0.6561" calcext:value-type="float">
            <text:p>0.6561</text:p>
          </table:table-cell>
          <table:table-cell table:style-name="ce3" table:formula="of:=[.B123]" office:value-type="percentage" office:value="0.6561" calcext:value-type="percentage">
            <text:p>65.61%</text:p>
          </table:table-cell>
          <table:table-cell office:value-type="string" calcext:value-type="string">
            <text:p>21D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2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al Number</text:p>
          </table:table-cell>
          <table:table-cell table:style-name="ce1" office:value-type="string" calcext:value-type="string">
            <text:p>Probability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" calcext:value-type="float">
            <text:p>0.04</text:p>
          </table:table-cell>
          <table:table-cell table:formula="of:=[.C128]*[.B1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" calcext:value-type="float">
            <text:p>0.03</text:p>
          </table:table-cell>
          <table:table-cell table:formula="of:=[.C129]*[.B129]" office:value-type="float" office:value="0.03" calcext:value-type="float">
            <text:p>0.0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7" calcext:value-type="float">
            <text:p>0.57</text:p>
          </table:table-cell>
          <table:table-cell table:formula="of:=[.C130]*[.B130]" office:value-type="float" office:value="1.14" calcext:value-type="float">
            <text:p>1.1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0.23" calcext:value-type="float">
            <text:p>0.23</text:p>
          </table:table-cell>
          <table:table-cell table:formula="of:=[.C131]*[.B131]"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.13" calcext:value-type="float">
            <text:p>0.13</text:p>
          </table:table-cell>
          <table:table-cell table:formula="of:=[.C132]*[.B132]" office:value-type="float" office:value="0.52" calcext:value-type="float">
            <text:p>0.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style-name="ce9" table:formula="of:=SUM([.D128:.D132])" office:value-type="float" office:value="2.38" calcext:value-type="float">
            <text:p>2.38</text:p>
          </table:table-cell>
          <table:table-cell/>
          <table:table-cell office:value-type="string" calcext:value-type="string">
            <text:p>22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2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4.4" calcext:value-type="float">
            <text:p>2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23C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25 – Obam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2752" calcext:value-type="float">
            <text:p>2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mean</text:p>
          </table:table-cell>
          <table:table-cell office:value-type="float" office:value="0.553" calcext:value-type="float">
            <text:p>0.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0.547" calcext:value-type="float">
            <text:p>0.54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d dev</text:p>
          </table:table-cell>
          <table:table-cell table:formula="of:=SQRT(([.B144])*(1-[.B144])/[.B142])" office:value-type="float" office:value="0.00948895854677032" calcext:value-type="float">
            <text:p>0.00948895854677</text:p>
          </table:table-cell>
          <table:table-cell/>
          <table:table-cell office:value-type="string" calcext:value-type="string">
            <text:p>25C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26 – baby weigh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p mean</text:p>
          </table:table-cell>
          <table:table-cell office:value-type="float" office:value="7.8" calcext:value-type="float">
            <text:p>7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mean</text:p>
          </table:table-cell>
          <table:table-cell office:value-type="float" office:value="7.2" calcext:value-type="float">
            <text:p>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table:formula="of:=([.B153]-[.B150])/([.B151]/SQRT([.B152]))" office:value-type="float" office:value="-1.5649215928719" calcext:value-type="float">
            <text:p>-1.5649215928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 &lt; 7.2 lbs</text:p>
          </table:table-cell>
          <table:table-cell office:value-type="float" office:value="0.0642" calcext:value-type="float">
            <text:p>0.0642</text:p>
          </table:table-cell>
          <table:table-cell/>
          <table:table-cell office:value-type="string" calcext:value-type="string">
            <text:p>26D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27 – green M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 mean</text:p>
          </table:table-cell>
          <table:table-cell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mean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d dev</text:p>
          </table:table-cell>
          <table:table-cell table:formula="of:=SQRT([.B158]*(1-[.B158])/[.B159])" office:value-type="float" office:value="0.0259229627936314" calcext:value-type="float">
            <text:p>0.025922962793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 value</text:p>
          </table:table-cell>
          <table:table-cell table:formula="of:=([.B160]-[.B158])/([.B162]/SQRT([.B159]))" office:value-type="float" office:value="21.8217890235992" calcext:value-type="float">
            <text:p>21.8217890235992</text:p>
          </table:table-cell>
          <table:table-cell/>
          <table:table-cell office:value-type="string" calcext:value-type="string">
            <text:p>27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8 – have a gun at hom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ple mean</text:p>
          </table:table-cell>
          <table:table-cell office:value-type="float" office:value="0.443" calcext:value-type="float">
            <text:p>0.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1980" calcext:value-type="float">
            <text:p>19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-crit (95% CI)</text:p>
          </table:table-cell>
          <table:table-cell office:value-type="float" office:value="1.962" calcext:value-type="float">
            <text:p>1.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[.B167]*(1-[.B167])/[.B168])" office:value-type="float" office:value="0.0111634097466552" calcext:value-type="float">
            <text:p>0.011163409746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in err</text:p>
          </table:table-cell>
          <table:table-cell table:formula="of:=[.B170]*[.B169]" office:value-type="float" office:value="0.0219026099229376" calcext:value-type="float">
            <text:p>0.021902609922938</text:p>
          </table:table-cell>
          <table:table-cell table:style-name="ce3" table:formula="of:=[.B171]" office:value-type="percentage" office:value="0.0219026099229376" calcext:value-type="percentage">
            <text:p>2.19%</text:p>
          </table:table-cell>
          <table:table-cell office:value-type="string" calcext:value-type="string">
            <text:p>28B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9 2012 elec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ple mean</text:p>
          </table:table-cell>
          <table:table-cell office:value-type="float" office:value="0.48" calcext:value-type="float">
            <text:p>0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1475" calcext:value-type="float">
            <text:p>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-crit (90% CI)</text:p>
          </table:table-cell>
          <table:table-cell office:value-type="float" office:value="1.645" calcext:value-type="float">
            <text:p>1.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 err</text:p>
          </table:table-cell>
          <table:table-cell table:formula="of:=SQRT([.B175]*(1-[.B175])/[.B176])" office:value-type="float" office:value="0.0130084718158226" calcext:value-type="float">
            <text:p>0.013008471815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 </text:p>
          </table:table-cell>
          <table:table-cell table:formula="of:=[.B175]-[.B178]*[.B177]" office:value-type="float" office:value="0.458601063862972" calcext:value-type="float">
            <text:p>0.458601063862972</text:p>
          </table:table-cell>
          <table:table-cell table:style-name="ce3" table:formula="of:=[.B179]" office:value-type="percentage" office:value="0.458601063862972" calcext:value-type="percentage">
            <text:p>45.8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table:formula="of:=[.B175]+[.B177]*[.B178]" office:value-type="float" office:value="0.501398936137028" calcext:value-type="float">
            <text:p>0.501398936137028</text:p>
          </table:table-cell>
          <table:table-cell table:style-name="ce3" table:formula="of:=[.B180]" office:value-type="percentage" office:value="0.501398936137028" calcext:value-type="percentage">
            <text:p>50.14%</text:p>
          </table:table-cell>
          <table:table-cell office:value-type="string" calcext:value-type="string">
            <text:p>29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0 Find sample s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-crit (95% CI)</text:p>
          </table:table-cell>
          <table:table-cell office:value-type="float" office:value="1.96" calcext:value-type="float">
            <text:p>1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mean</text:p>
          </table:table-cell>
          <table:table-cell office:value-type="float" office:value="0.36" calcext:value-type="float">
            <text:p>0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in err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ple size</text:p>
          </table:table-cell>
          <table:table-cell table:formula="of:=[.B184]*(1-[.B184])*(([.B183]^2)/([.B185]^2))" office:value-type="float" office:value="2212.7616" calcext:value-type="float">
            <text:p>2212.7616</text:p>
          </table:table-cell>
          <table:table-cell office:value-type="string" calcext:value-type="string">
            <text:p>30B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32 not su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3 – woman for prez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p mean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mean</text:p>
          </table:table-cell>
          <table:table-cell table:formula="of:=1357/1411" office:value-type="float" office:value="0.961729270021261" calcext:value-type="float">
            <text:p>0.961729270021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1411" calcext:value-type="float">
            <text:p>141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d dev</text:p>
          </table:table-cell>
          <table:table-cell table:formula="of:=SQRT([.B194]*(1-[.B194])/[.B195])" office:value-type="float" office:value="0.0051073577922885" calcext:value-type="float">
            <text:p>0.0051073577922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 value</text:p>
          </table:table-cell>
          <table:table-cell table:formula="of:=([.B193]-[.B194])/([.B197]/SQRT([.B195]))" office:value-type="float" office:value="-454.002626157135" calcext:value-type="float">
            <text:p>-454.00262615713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 =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B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1.8" calcext:value-type="float">
            <text:p>41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 size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14.6" calcext:value-type="float">
            <text:p>14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-crit (95% CI)</text:p>
          </table:table-cell>
          <table:table-cell office:value-type="float" office:value="1.962" calcext:value-type="float">
            <text:p>1.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 err</text:p>
          </table:table-cell>
          <table:table-cell table:formula="of:=[.B205]/SQRT([.B204])" office:value-type="float" office:value="0.351119831278034" calcext:value-type="float">
            <text:p>0.351119831278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n </text:p>
          </table:table-cell>
          <table:table-cell table:style-name="ce6" table:formula="of:=[.B203]-[.B206]*[.B207]" office:value-type="float" office:value="41.1111028910325" calcext:value-type="float">
            <text:p>41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</text:p>
          </table:table-cell>
          <table:table-cell table:style-name="ce6" table:formula="of:=[.B203]+[.B207]*[.B206]" office:value-type="float" office:value="42.4888971089675" calcext:value-type="float">
            <text:p>42.5</text:p>
          </table:table-cell>
          <table:table-cell/>
          <table:table-cell table:style-name="ce10" office:value-type="string" calcext:value-type="string">
            <text:p>34A not sur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35 Body Temperatu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mean</text:p>
          </table:table-cell>
          <table:table-cell office:value-type="float" office:value="98.285" calcext:value-type="float">
            <text:p>98.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0.682" calcext:value-type="float">
            <text:p>0.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mean</text:p>
          </table:table-cell>
          <table:table-cell office:value-type="float" office:value="98.6" calcext:value-type="float">
            <text:p>98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(51) =</text:p>
          </table:table-cell>
          <table:table-cell table:formula="of:=([.B213]-[.B215])/([.B214]/SQRT([.B212]))" office:value-type="float" office:value="-3.33064120754002" calcext:value-type="float">
            <text:p>-3.33064120754002</text:p>
          </table:table-cell>
          <table:table-cell/>
          <table:table-cell office:value-type="string" calcext:value-type="string">
            <text:p>35D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36 – GEI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vings</text:p>
          </table:table-cell>
          <table:table-cell office:value-type="float" office:value="-34.09" calcext:value-type="float">
            <text:p>-34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95.66" calcext:value-type="float">
            <text:p>95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ple size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(null) is zero saving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(a) difference is &lt; 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=</text:p>
          </table:table-cell>
          <table:table-cell table:formula="of:=[.B219]/([.B220]/SQRT([.B221]))" office:value-type="float" office:value="-1.12692918079804" calcext:value-type="float">
            <text:p>-1.12692918079804</text:p>
          </table:table-cell>
          <table:table-cell/>
          <table:table-cell office:value-type="string" calcext:value-type="string">
            <text:p>36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=</text:p>
          </table:table-cell>
          <table:table-cell office:value-type="float" office:value="0.1459" calcext:value-type="float">
            <text:p>0.1459</text:p>
          </table:table-cell>
          <table:table-cell table:number-columns-repeated="8"/>
        </table:table-row>
      </table:table>
      <table:named-expressions/>
      <table:database-ranges>
        <table:database-range table:name="__Anonymous_Sheet_DB__1" table:target-range-address="Sheet2.A42:Sheet2.B5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31:46.034000000</meta:creation-date>
    <dc:date>2018-11-30T18:10:21.213000000</dc:date>
    <meta:editing-duration>PT41M8S</meta:editing-duration>
    <meta:editing-cycles>6</meta:editing-cycles>
    <meta:generator>LibreOffice/6.0.5.2$Windows_X86_64 LibreOffice_project/54c8cbb85f300ac59db32fe8a675ff7683cd5a16</meta:generator>
    <meta:document-statistic meta:table-count="2" meta:cell-count="416" meta:object-count="0"/>
  </office:meta>
</office:document-meta>
</file>